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41.1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 table:number-columns-spanned="4" table:number-rows-spanned="1">
            <text:p>resultadoSequencial123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esultadoSequencial246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office:value-type="float" office:value="10850.5246385206" calcext:value-type="float">
            <text:p>10850,5246385206</text:p>
          </table:table-cell>
          <table:table-cell table:number-columns-repeated="4"/>
          <table:table-cell office:value-type="float" office:value="23391.6329135901" calcext:value-type="float">
            <text:p>23391,6329135901</text:p>
          </table:table-cell>
          <table:table-cell table:number-columns-repeated="1018"/>
        </table:table-row>
        <table:table-row table:style-name="ro1">
          <table:table-cell office:value-type="float" office:value="9691.43468114267" calcext:value-type="float">
            <text:p>9691,43468114267</text:p>
          </table:table-cell>
          <table:table-cell table:number-columns-repeated="4"/>
          <table:table-cell office:value-type="float" office:value="23533.6507045522" calcext:value-type="float">
            <text:p>23533,6507045522</text:p>
          </table:table-cell>
          <table:table-cell table:number-columns-repeated="1018"/>
        </table:table-row>
        <table:table-row table:style-name="ro1">
          <table:table-cell office:value-type="float" office:value="10258.4142219862" calcext:value-type="float">
            <text:p>10258,4142219862</text:p>
          </table:table-cell>
          <table:table-cell table:number-columns-repeated="4"/>
          <table:table-cell office:value-type="float" office:value="22837.684513818" calcext:value-type="float">
            <text:p>22837,684513818</text:p>
          </table:table-cell>
          <table:table-cell table:number-columns-repeated="1018"/>
        </table:table-row>
        <table:table-row table:style-name="ro1">
          <table:table-cell office:value-type="float" office:value="10054.0849909359" calcext:value-type="float">
            <text:p>10054,0849909359</text:p>
          </table:table-cell>
          <table:table-cell table:number-columns-repeated="4"/>
          <table:table-cell office:value-type="float" office:value="21364.3952556706" calcext:value-type="float">
            <text:p>21364,3952556706</text:p>
          </table:table-cell>
          <table:table-cell table:number-columns-repeated="1018"/>
        </table:table-row>
        <table:table-row table:style-name="ro1">
          <table:table-cell office:value-type="float" office:value="8676.9154175368" calcext:value-type="float">
            <text:p>8676,9154175368</text:p>
          </table:table-cell>
          <table:table-cell table:number-columns-repeated="4"/>
          <table:table-cell office:value-type="float" office:value="25356.5471506162" calcext:value-type="float">
            <text:p>25356,5471506162</text:p>
          </table:table-cell>
          <table:table-cell table:number-columns-repeated="1018"/>
        </table:table-row>
        <table:table-row table:style-name="ro1">
          <table:table-cell office:value-type="float" office:value="9532.730495555" calcext:value-type="float">
            <text:p>9532,730495555</text:p>
          </table:table-cell>
          <table:table-cell table:number-columns-repeated="4"/>
          <table:table-cell office:value-type="float" office:value="22359.1293554597" calcext:value-type="float">
            <text:p>22359,1293554597</text:p>
          </table:table-cell>
          <table:table-cell table:number-columns-repeated="1018"/>
        </table:table-row>
        <table:table-row table:style-name="ro1">
          <table:table-cell office:value-type="float" office:value="9602.83534217595" calcext:value-type="float">
            <text:p>9602,83534217595</text:p>
          </table:table-cell>
          <table:table-cell table:number-columns-repeated="4"/>
          <table:table-cell office:value-type="float" office:value="24669.5796184615" calcext:value-type="float">
            <text:p>24669,5796184615</text:p>
          </table:table-cell>
          <table:table-cell table:number-columns-repeated="1018"/>
        </table:table-row>
        <table:table-row table:style-name="ro1">
          <table:table-cell office:value-type="float" office:value="10592.9955556424" calcext:value-type="float">
            <text:p>10592,9955556424</text:p>
          </table:table-cell>
          <table:table-cell/>
          <table:table-cell office:value-type="string" calcext:value-type="string">
            <text:p>Média</text:p>
          </table:table-cell>
          <table:table-cell table:formula="of:=AVERAGE([.A2:.A31])" office:value-type="float" office:value="9950.94732992407" calcext:value-type="float">
            <text:p>9950,94732992407</text:p>
          </table:table-cell>
          <table:table-cell/>
          <table:table-cell office:value-type="float" office:value="24828.1820542379" calcext:value-type="float">
            <text:p>24828,1820542379</text:p>
          </table:table-cell>
          <table:table-cell/>
          <table:table-cell office:value-type="string" calcext:value-type="string">
            <text:p>Média</text:p>
          </table:table-cell>
          <table:table-cell table:formula="of:=AVERAGE([.F2:.F31])" office:value-type="float" office:value="23237.3544918452" calcext:value-type="float">
            <text:p>23237,3544918452</text:p>
          </table:table-cell>
          <table:table-cell table:number-columns-repeated="1015"/>
        </table:table-row>
        <table:table-row table:style-name="ro1">
          <table:table-cell office:value-type="float" office:value="9937.62179905201" calcext:value-type="float">
            <text:p>9937,62179905201</text:p>
          </table:table-cell>
          <table:table-cell/>
          <table:table-cell office:value-type="string" calcext:value-type="string">
            <text:p>Médiana</text:p>
          </table:table-cell>
          <table:table-cell table:formula="of:=MEDIAN([.A2:.A31])" office:value-type="float" office:value="9936.93790291832" calcext:value-type="float">
            <text:p>9936,93790291832</text:p>
          </table:table-cell>
          <table:table-cell/>
          <table:table-cell office:value-type="float" office:value="23315.4137362062" calcext:value-type="float">
            <text:p>23315,4137362062</text:p>
          </table:table-cell>
          <table:table-cell/>
          <table:table-cell office:value-type="string" calcext:value-type="string">
            <text:p>Médiana</text:p>
          </table:table-cell>
          <table:table-cell table:formula="of:=MEDIAN([.F2:.F31])" office:value-type="float" office:value="23353.5233248982" calcext:value-type="float">
            <text:p>23353,5233248982</text:p>
          </table:table-cell>
          <table:table-cell table:number-columns-repeated="1015"/>
        </table:table-row>
        <table:table-row table:style-name="ro1">
          <table:table-cell office:value-type="float" office:value="10743.2609759207" calcext:value-type="float">
            <text:p>10743,2609759207</text:p>
          </table:table-cell>
          <table:table-cell/>
          <table:table-cell office:value-type="string" calcext:value-type="string">
            <text:p>Desvio Padrão</text:p>
          </table:table-cell>
          <table:table-cell table:formula="of:=STDEV([.A2:.A31] )" office:value-type="float" office:value="633.194447541164" calcext:value-type="float">
            <text:p>633,194447541164</text:p>
          </table:table-cell>
          <table:table-cell/>
          <table:table-cell office:value-type="float" office:value="25225.342576661" calcext:value-type="float">
            <text:p>25225,342576661</text:p>
          </table:table-cell>
          <table:table-cell/>
          <table:table-cell office:value-type="string" calcext:value-type="string">
            <text:p>Desvio Padrão</text:p>
          </table:table-cell>
          <table:table-cell table:formula="of:=STDEV([.F2:.F31] )" office:value-type="float" office:value="1554.7914520981" calcext:value-type="float">
            <text:p>1554,7914520981</text:p>
          </table:table-cell>
          <table:table-cell table:number-columns-repeated="1015"/>
        </table:table-row>
        <table:table-row table:style-name="ro1">
          <table:table-cell office:value-type="float" office:value="9709.90659519738" calcext:value-type="float">
            <text:p>9709,90659519738</text:p>
          </table:table-cell>
          <table:table-cell/>
          <table:table-cell office:value-type="string" calcext:value-type="string">
            <text:p>Variancia</text:p>
          </table:table-cell>
          <table:table-cell table:formula="of:=VAR([.A2:.A31])" office:value-type="float" office:value="400935.208396959" calcext:value-type="float">
            <text:p>400935,208396959</text:p>
          </table:table-cell>
          <table:table-cell/>
          <table:table-cell office:value-type="float" office:value="19693.1349276041" calcext:value-type="float">
            <text:p>19693,1349276041</text:p>
          </table:table-cell>
          <table:table-cell/>
          <table:table-cell office:value-type="string" calcext:value-type="string">
            <text:p>Variancia</text:p>
          </table:table-cell>
          <table:table-cell table:formula="of:=VAR([.F2:.F31])" office:value-type="float" office:value="2417376.45951732" calcext:value-type="float">
            <text:p>2417376,45951732</text:p>
          </table:table-cell>
          <table:table-cell table:number-columns-repeated="1015"/>
        </table:table-row>
        <table:table-row table:style-name="ro1">
          <table:table-cell office:value-type="float" office:value="10001.0521656594" calcext:value-type="float">
            <text:p>10001,0521656594</text:p>
          </table:table-cell>
          <table:table-cell/>
          <table:table-cell office:value-type="string" calcext:value-type="string">
            <text:p>Maior Distância</text:p>
          </table:table-cell>
          <table:table-cell table:formula="of:=MAX([.A2:.A31])" office:value-type="float" office:value="11156.338266536" calcext:value-type="float">
            <text:p>11156,338266536</text:p>
          </table:table-cell>
          <table:table-cell/>
          <table:table-cell office:value-type="float" office:value="23263.1652666098" calcext:value-type="float">
            <text:p>23263,1652666098</text:p>
          </table:table-cell>
          <table:table-cell/>
          <table:table-cell office:value-type="string" calcext:value-type="string">
            <text:p>Maior Distância</text:p>
          </table:table-cell>
          <table:table-cell table:formula="of:=MAX([.F2:.F31])" office:value-type="float" office:value="25356.5471506162" calcext:value-type="float">
            <text:p>25356,5471506162</text:p>
          </table:table-cell>
          <table:table-cell table:number-columns-repeated="1015"/>
        </table:table-row>
        <table:table-row table:style-name="ro1">
          <table:table-cell office:value-type="float" office:value="9725.98789122821" calcext:value-type="float">
            <text:p>9725,98789122821</text:p>
          </table:table-cell>
          <table:table-cell/>
          <table:table-cell office:value-type="string" calcext:value-type="string">
            <text:p>Menor Distância</text:p>
          </table:table-cell>
          <table:table-cell table:formula="of:=MIN([.A2:.A31])" office:value-type="float" office:value="8676.9154175368" calcext:value-type="float">
            <text:p>8676,9154175368</text:p>
          </table:table-cell>
          <table:table-cell/>
          <table:table-cell office:value-type="float" office:value="23054.6047690462" calcext:value-type="float">
            <text:p>23054,6047690462</text:p>
          </table:table-cell>
          <table:table-cell/>
          <table:table-cell office:value-type="string" calcext:value-type="string">
            <text:p>Menor Distância</text:p>
          </table:table-cell>
          <table:table-cell table:formula="of:=MIN([.F2:.F31])" office:value-type="float" office:value="19693.1349276041" calcext:value-type="float">
            <text:p>19693,1349276041</text:p>
          </table:table-cell>
          <table:table-cell table:number-columns-repeated="1015"/>
        </table:table-row>
        <table:table-row table:style-name="ro1">
          <table:table-cell office:value-type="float" office:value="10526.6370652944" calcext:value-type="float">
            <text:p>10526,6370652944</text:p>
          </table:table-cell>
          <table:table-cell table:number-columns-repeated="4"/>
          <table:table-cell office:value-type="float" office:value="24837.452750721" calcext:value-type="float">
            <text:p>24837,452750721</text:p>
          </table:table-cell>
          <table:table-cell table:number-columns-repeated="1018"/>
        </table:table-row>
        <table:table-row table:style-name="ro1">
          <table:table-cell office:value-type="float" office:value="10156.3624140946" calcext:value-type="float">
            <text:p>10156,3624140946</text:p>
          </table:table-cell>
          <table:table-cell table:number-columns-repeated="4"/>
          <table:table-cell office:value-type="float" office:value="20752.1167808584" calcext:value-type="float">
            <text:p>20752,1167808584</text:p>
          </table:table-cell>
          <table:table-cell table:number-columns-repeated="1018"/>
        </table:table-row>
        <table:table-row table:style-name="ro1">
          <table:table-cell office:value-type="float" office:value="9936.25400678463" calcext:value-type="float">
            <text:p>9936,25400678463</text:p>
          </table:table-cell>
          <table:table-cell table:number-columns-repeated="4"/>
          <table:table-cell office:value-type="float" office:value="22559.7930613505" calcext:value-type="float">
            <text:p>22559,7930613505</text:p>
          </table:table-cell>
          <table:table-cell table:number-columns-repeated="1018"/>
        </table:table-row>
        <table:table-row table:style-name="ro1">
          <table:table-cell office:value-type="float" office:value="9537.74773256136" calcext:value-type="float">
            <text:p>9537,74773256136</text:p>
          </table:table-cell>
          <table:table-cell table:number-columns-repeated="4"/>
          <table:table-cell office:value-type="float" office:value="24921.5161184391" calcext:value-type="float">
            <text:p>24921,5161184391</text:p>
          </table:table-cell>
          <table:table-cell table:number-columns-repeated="1018"/>
        </table:table-row>
        <table:table-row table:style-name="ro1">
          <table:table-cell office:value-type="float" office:value="8821.22949894767" calcext:value-type="float">
            <text:p>8821,22949894767</text:p>
          </table:table-cell>
          <table:table-cell table:number-columns-repeated="4"/>
          <table:table-cell office:value-type="float" office:value="20797.1725181236" calcext:value-type="float">
            <text:p>20797,1725181236</text:p>
          </table:table-cell>
          <table:table-cell table:number-columns-repeated="1018"/>
        </table:table-row>
        <table:table-row table:style-name="ro1">
          <table:table-cell office:value-type="float" office:value="9491.34768810717" calcext:value-type="float">
            <text:p>9491,34768810717</text:p>
          </table:table-cell>
          <table:table-cell table:number-columns-repeated="4"/>
          <table:table-cell office:value-type="float" office:value="24346.7192562274" calcext:value-type="float">
            <text:p>24346,7192562274</text:p>
          </table:table-cell>
          <table:table-cell table:number-columns-repeated="1018"/>
        </table:table-row>
        <table:table-row table:style-name="ro1">
          <table:table-cell office:value-type="float" office:value="11152.2499936584" calcext:value-type="float">
            <text:p>11152,2499936584</text:p>
          </table:table-cell>
          <table:table-cell table:number-columns-repeated="4"/>
          <table:table-cell office:value-type="float" office:value="24808.5659787636" calcext:value-type="float">
            <text:p>24808,5659787636</text:p>
          </table:table-cell>
          <table:table-cell table:number-columns-repeated="1018"/>
        </table:table-row>
        <table:table-row table:style-name="ro1">
          <table:table-cell office:value-type="float" office:value="10137.6501472584" calcext:value-type="float">
            <text:p>10137,6501472584</text:p>
          </table:table-cell>
          <table:table-cell table:number-columns-repeated="4"/>
          <table:table-cell office:value-type="float" office:value="21952.6055299158" calcext:value-type="float">
            <text:p>21952,6055299158</text:p>
          </table:table-cell>
          <table:table-cell table:number-columns-repeated="1018"/>
        </table:table-row>
        <table:table-row table:style-name="ro1">
          <table:table-cell office:value-type="float" office:value="9079.25553164752" calcext:value-type="float">
            <text:p>9079,25553164752</text:p>
          </table:table-cell>
          <table:table-cell table:number-columns-repeated="4"/>
          <table:table-cell office:value-type="float" office:value="23428.8105046097" calcext:value-type="float">
            <text:p>23428,8105046097</text:p>
          </table:table-cell>
          <table:table-cell table:number-columns-repeated="1018"/>
        </table:table-row>
        <table:table-row table:style-name="ro1">
          <table:table-cell office:value-type="float" office:value="9825.99817091958" calcext:value-type="float">
            <text:p>9825,99817091958</text:p>
          </table:table-cell>
          <table:table-cell table:number-columns-repeated="4"/>
          <table:table-cell office:value-type="float" office:value="23123.5044055833" calcext:value-type="float">
            <text:p>23123,5044055833</text:p>
          </table:table-cell>
          <table:table-cell table:number-columns-repeated="1018"/>
        </table:table-row>
        <table:table-row table:style-name="ro1">
          <table:table-cell office:value-type="float" office:value="9902.90617571398" calcext:value-type="float">
            <text:p>9902,90617571398</text:p>
          </table:table-cell>
          <table:table-cell table:number-columns-repeated="4"/>
          <table:table-cell office:value-type="float" office:value="21314.4661897692" calcext:value-type="float">
            <text:p>21314,4661897692</text:p>
          </table:table-cell>
          <table:table-cell table:number-columns-repeated="1018"/>
        </table:table-row>
        <table:table-row table:style-name="ro1">
          <table:table-cell office:value-type="float" office:value="10294.9701858799" calcext:value-type="float">
            <text:p>10294,9701858799</text:p>
          </table:table-cell>
          <table:table-cell table:number-columns-repeated="4"/>
          <table:table-cell office:value-type="float" office:value="21078.4374600406" calcext:value-type="float">
            <text:p>21078,4374600406</text:p>
          </table:table-cell>
          <table:table-cell table:number-columns-repeated="1018"/>
        </table:table-row>
        <table:table-row table:style-name="ro1">
          <table:table-cell office:value-type="float" office:value="9834.04745079288" calcext:value-type="float">
            <text:p>9834,04745079288</text:p>
          </table:table-cell>
          <table:table-cell table:number-columns-repeated="4"/>
          <table:table-cell office:value-type="float" office:value="24586.9994748945" calcext:value-type="float">
            <text:p>24586,9994748945</text:p>
          </table:table-cell>
          <table:table-cell table:number-columns-repeated="1018"/>
        </table:table-row>
        <table:table-row table:style-name="ro1">
          <table:table-cell office:value-type="float" office:value="10322.8378063085" calcext:value-type="float">
            <text:p>10322,8378063085</text:p>
          </table:table-cell>
          <table:table-cell table:number-columns-repeated="4"/>
          <table:table-cell office:value-type="float" office:value="22448.6225425241" calcext:value-type="float">
            <text:p>22448,6225425241</text:p>
          </table:table-cell>
          <table:table-cell table:number-columns-repeated="1018"/>
        </table:table-row>
        <table:table-row table:style-name="ro1">
          <table:table-cell office:value-type="float" office:value="11156.338266536" calcext:value-type="float">
            <text:p>11156,338266536</text:p>
          </table:table-cell>
          <table:table-cell table:number-columns-repeated="4"/>
          <table:table-cell office:value-type="float" office:value="23465.1667078049" calcext:value-type="float">
            <text:p>23465,1667078049</text:p>
          </table:table-cell>
          <table:table-cell table:number-columns-repeated="1018"/>
        </table:table-row>
        <table:table-row table:style-name="ro1">
          <table:table-cell office:value-type="float" office:value="8734.44876049346" calcext:value-type="float">
            <text:p>8734,44876049346</text:p>
          </table:table-cell>
          <table:table-cell table:number-columns-repeated="4"/>
          <table:table-cell office:value-type="float" office:value="24641.5160337622" calcext:value-type="float">
            <text:p>24641,5160337622</text:p>
          </table:table-cell>
          <table:table-cell table:number-columns-repeated="1018"/>
        </table:table-row>
        <table:table-row table:style-name="ro1">
          <table:table-cell office:value-type="float" office:value="10240.3742321701" calcext:value-type="float">
            <text:p>10240,3742321701</text:p>
          </table:table-cell>
          <table:table-cell table:number-columns-repeated="4"/>
          <table:table-cell office:value-type="float" office:value="25164.7065994332" calcext:value-type="float">
            <text:p>25164,706599433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resultadoParalelo123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esultadoParalelo246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office:value-type="float" office:value="12959.9367300416" calcext:value-type="float">
            <text:p>12959,9367300416</text:p>
          </table:table-cell>
          <table:table-cell table:number-columns-repeated="4"/>
          <table:table-cell office:value-type="float" office:value="27016.6929824609" calcext:value-type="float">
            <text:p>27016,6929824609</text:p>
          </table:table-cell>
          <table:table-cell table:number-columns-repeated="1018"/>
        </table:table-row>
        <table:table-row table:style-name="ro1">
          <table:table-cell office:value-type="float" office:value="12156.304392505" calcext:value-type="float">
            <text:p>12156,304392505</text:p>
          </table:table-cell>
          <table:table-cell table:number-columns-repeated="4"/>
          <table:table-cell office:value-type="float" office:value="25218.5430938964" calcext:value-type="float">
            <text:p>25218,5430938964</text:p>
          </table:table-cell>
          <table:table-cell table:number-columns-repeated="1018"/>
        </table:table-row>
        <table:table-row table:style-name="ro1">
          <table:table-cell office:value-type="float" office:value="13626.6548968942" calcext:value-type="float">
            <text:p>13626,6548968942</text:p>
          </table:table-cell>
          <table:table-cell table:number-columns-repeated="4"/>
          <table:table-cell office:value-type="float" office:value="26188.0136252697" calcext:value-type="float">
            <text:p>26188,0136252697</text:p>
          </table:table-cell>
          <table:table-cell table:number-columns-repeated="1018"/>
        </table:table-row>
        <table:table-row table:style-name="ro1">
          <table:table-cell office:value-type="float" office:value="11915.9202662011" calcext:value-type="float">
            <text:p>11915,9202662011</text:p>
          </table:table-cell>
          <table:table-cell table:number-columns-repeated="4"/>
          <table:table-cell office:value-type="float" office:value="25453.2085718289" calcext:value-type="float">
            <text:p>25453,2085718289</text:p>
          </table:table-cell>
          <table:table-cell table:number-columns-repeated="1018"/>
        </table:table-row>
        <table:table-row table:style-name="ro1">
          <table:table-cell office:value-type="float" office:value="12182.9557184948" calcext:value-type="float">
            <text:p>12182,9557184948</text:p>
          </table:table-cell>
          <table:table-cell table:number-columns-repeated="4"/>
          <table:table-cell office:value-type="float" office:value="26224.8061594981" calcext:value-type="float">
            <text:p>26224,8061594981</text:p>
          </table:table-cell>
          <table:table-cell table:number-columns-repeated="1018"/>
        </table:table-row>
        <table:table-row table:style-name="ro1">
          <table:table-cell office:value-type="float" office:value="11860.5038182634" calcext:value-type="float">
            <text:p>11860,5038182634</text:p>
          </table:table-cell>
          <table:table-cell table:number-columns-repeated="4"/>
          <table:table-cell office:value-type="float" office:value="22788.9672401222" calcext:value-type="float">
            <text:p>22788,9672401222</text:p>
          </table:table-cell>
          <table:table-cell table:number-columns-repeated="1018"/>
        </table:table-row>
        <table:table-row table:style-name="ro1">
          <table:table-cell office:value-type="float" office:value="13243.0667107289" calcext:value-type="float">
            <text:p>13243,0667107289</text:p>
          </table:table-cell>
          <table:table-cell table:number-columns-repeated="4"/>
          <table:table-cell office:value-type="float" office:value="32238.1935709457" calcext:value-type="float">
            <text:p>32238,1935709457</text:p>
          </table:table-cell>
          <table:table-cell table:number-columns-repeated="1018"/>
        </table:table-row>
        <table:table-row table:style-name="ro1">
          <table:table-cell office:value-type="float" office:value="13540.0451056666" calcext:value-type="float">
            <text:p>13540,0451056666</text:p>
          </table:table-cell>
          <table:table-cell/>
          <table:table-cell office:value-type="string" calcext:value-type="string">
            <text:p>Média</text:p>
          </table:table-cell>
          <table:table-cell table:formula="of:=AVERAGE([.A36:.A65])" office:value-type="float" office:value="12690.563002988" calcext:value-type="float">
            <text:p>12690,563002988</text:p>
          </table:table-cell>
          <table:table-cell/>
          <table:table-cell office:value-type="float" office:value="27711.5160974818" calcext:value-type="float">
            <text:p>27711,5160974818</text:p>
          </table:table-cell>
          <table:table-cell/>
          <table:table-cell office:value-type="string" calcext:value-type="string">
            <text:p>Média</text:p>
          </table:table-cell>
          <table:table-cell table:formula="of:=AVERAGE([.F36:.F65])" office:value-type="float" office:value="27160.8369065377" calcext:value-type="float">
            <text:p>27160,8369065377</text:p>
          </table:table-cell>
          <table:table-cell table:number-columns-repeated="1015"/>
        </table:table-row>
        <table:table-row table:style-name="ro1">
          <table:table-cell office:value-type="float" office:value="13002.9000729516" calcext:value-type="float">
            <text:p>13002,9000729516</text:p>
          </table:table-cell>
          <table:table-cell/>
          <table:table-cell office:value-type="string" calcext:value-type="string">
            <text:p>Médiana</text:p>
          </table:table-cell>
          <table:table-cell table:formula="of:=MEDIAN([.A36:.A65])" office:value-type="float" office:value="12883.3582917655" calcext:value-type="float">
            <text:p>12883,3582917655</text:p>
          </table:table-cell>
          <table:table-cell/>
          <table:table-cell office:value-type="float" office:value="28353.4386531592" calcext:value-type="float">
            <text:p>28353,4386531592</text:p>
          </table:table-cell>
          <table:table-cell/>
          <table:table-cell office:value-type="string" calcext:value-type="string">
            <text:p>Médiana</text:p>
          </table:table-cell>
          <table:table-cell table:formula="of:=MEDIAN([.F36:.F65])" office:value-type="float" office:value="27098.5858218098" calcext:value-type="float">
            <text:p>27098,5858218098</text:p>
          </table:table-cell>
          <table:table-cell table:number-columns-repeated="1015"/>
        </table:table-row>
        <table:table-row table:style-name="ro1">
          <table:table-cell office:value-type="float" office:value="13357.0879539461" calcext:value-type="float">
            <text:p>13357,0879539461</text:p>
          </table:table-cell>
          <table:table-cell/>
          <table:table-cell office:value-type="string" calcext:value-type="string">
            <text:p>Desvio Padrão</text:p>
          </table:table-cell>
          <table:table-cell table:formula="of:=STDEV([.A36:.A65] )" office:value-type="float" office:value="856.947260978758" calcext:value-type="float">
            <text:p>856,947260978758</text:p>
          </table:table-cell>
          <table:table-cell/>
          <table:table-cell office:value-type="float" office:value="27425.5935066675" calcext:value-type="float">
            <text:p>27425,5935066675</text:p>
          </table:table-cell>
          <table:table-cell/>
          <table:table-cell office:value-type="string" calcext:value-type="string">
            <text:p>Desvio Padrão</text:p>
          </table:table-cell>
          <table:table-cell table:formula="of:=STDEV([.F36:.F65] )" office:value-type="float" office:value="2014.26425888394" calcext:value-type="float">
            <text:p>2014,26425888394</text:p>
          </table:table-cell>
          <table:table-cell table:number-columns-repeated="1015"/>
        </table:table-row>
        <table:table-row table:style-name="ro1">
          <table:table-cell office:value-type="float" office:value="12547.8043330811" calcext:value-type="float">
            <text:p>12547,8043330811</text:p>
          </table:table-cell>
          <table:table-cell/>
          <table:table-cell office:value-type="string" calcext:value-type="string">
            <text:p>Variancia</text:p>
          </table:table-cell>
          <table:table-cell table:formula="of:=VAR([.A36:.A65])" office:value-type="float" office:value="734358.608098996" calcext:value-type="float">
            <text:p>734358,608098996</text:p>
          </table:table-cell>
          <table:table-cell/>
          <table:table-cell office:value-type="float" office:value="27621.713340689" calcext:value-type="float">
            <text:p>27621,713340689</text:p>
          </table:table-cell>
          <table:table-cell/>
          <table:table-cell office:value-type="string" calcext:value-type="string">
            <text:p>Variancia</text:p>
          </table:table-cell>
          <table:table-cell table:formula="of:=VAR([.F36:.F65])" office:value-type="float" office:value="4057260.50461727" calcext:value-type="float">
            <text:p>4057260,50461727</text:p>
          </table:table-cell>
          <table:table-cell table:number-columns-repeated="1015"/>
        </table:table-row>
        <table:table-row table:style-name="ro1">
          <table:table-cell office:value-type="float" office:value="11086.6230084295" calcext:value-type="float">
            <text:p>11086,6230084295</text:p>
          </table:table-cell>
          <table:table-cell/>
          <table:table-cell office:value-type="string" calcext:value-type="string">
            <text:p>Maior Distância</text:p>
          </table:table-cell>
          <table:table-cell table:formula="of:=MAX([.A36:.A65])" office:value-type="float" office:value="14457.390033867" calcext:value-type="float">
            <text:p>14457,390033867</text:p>
          </table:table-cell>
          <table:table-cell/>
          <table:table-cell office:value-type="float" office:value="23020.7228249619" calcext:value-type="float">
            <text:p>23020,7228249619</text:p>
          </table:table-cell>
          <table:table-cell/>
          <table:table-cell office:value-type="string" calcext:value-type="string">
            <text:p>Maior Distância</text:p>
          </table:table-cell>
          <table:table-cell table:formula="of:=MAX([.F36:.F65])" office:value-type="float" office:value="32238.1935709457" calcext:value-type="float">
            <text:p>32238,1935709457</text:p>
          </table:table-cell>
          <table:table-cell table:number-columns-repeated="1015"/>
        </table:table-row>
        <table:table-row table:style-name="ro1">
          <table:table-cell office:value-type="float" office:value="12883.559160339" calcext:value-type="float">
            <text:p>12883,559160339</text:p>
          </table:table-cell>
          <table:table-cell/>
          <table:table-cell office:value-type="string" calcext:value-type="string">
            <text:p>Menor Distância</text:p>
          </table:table-cell>
          <table:table-cell table:formula="of:=MIN([.A36:.A65])" office:value-type="float" office:value="11073.9362744898" calcext:value-type="float">
            <text:p>11073,9362744898</text:p>
          </table:table-cell>
          <table:table-cell/>
          <table:table-cell office:value-type="float" office:value="26930.9757349975" calcext:value-type="float">
            <text:p>26930,9757349975</text:p>
          </table:table-cell>
          <table:table-cell/>
          <table:table-cell office:value-type="string" calcext:value-type="string">
            <text:p>Menor Distância</text:p>
          </table:table-cell>
          <table:table-cell table:formula="of:=MIN([.F36:.F65])" office:value-type="float" office:value="22788.9672401222" calcext:value-type="float">
            <text:p>22788,9672401222</text:p>
          </table:table-cell>
          <table:table-cell table:number-columns-repeated="1015"/>
        </table:table-row>
        <table:table-row table:style-name="ro1">
          <table:table-cell office:value-type="float" office:value="12480.0574741948" calcext:value-type="float">
            <text:p>12480,0574741948</text:p>
          </table:table-cell>
          <table:table-cell table:number-columns-repeated="4"/>
          <table:table-cell office:value-type="float" office:value="25025.2811235394" calcext:value-type="float">
            <text:p>25025,2811235394</text:p>
          </table:table-cell>
          <table:table-cell table:number-columns-repeated="1018"/>
        </table:table-row>
        <table:table-row table:style-name="ro1">
          <table:table-cell office:value-type="float" office:value="11073.9362744898" calcext:value-type="float">
            <text:p>11073,9362744898</text:p>
          </table:table-cell>
          <table:table-cell table:number-columns-repeated="4"/>
          <table:table-cell office:value-type="float" office:value="26508.5920230062" calcext:value-type="float">
            <text:p>26508,5920230062</text:p>
          </table:table-cell>
          <table:table-cell table:number-columns-repeated="1018"/>
        </table:table-row>
        <table:table-row table:style-name="ro1">
          <table:table-cell office:value-type="float" office:value="13233.9341624056" calcext:value-type="float">
            <text:p>13233,9341624056</text:p>
          </table:table-cell>
          <table:table-cell table:number-columns-repeated="4"/>
          <table:table-cell office:value-type="float" office:value="29740.5237554868" calcext:value-type="float">
            <text:p>29740,5237554868</text:p>
          </table:table-cell>
          <table:table-cell table:number-columns-repeated="1018"/>
        </table:table-row>
        <table:table-row table:style-name="ro1">
          <table:table-cell office:value-type="float" office:value="14457.390033867" calcext:value-type="float">
            <text:p>14457,390033867</text:p>
          </table:table-cell>
          <table:table-cell table:number-columns-repeated="4"/>
          <table:table-cell office:value-type="float" office:value="28213.8072413392" calcext:value-type="float">
            <text:p>28213,8072413392</text:p>
          </table:table-cell>
          <table:table-cell table:number-columns-repeated="1018"/>
        </table:table-row>
        <table:table-row table:style-name="ro1">
          <table:table-cell office:value-type="float" office:value="12890.2727961872" calcext:value-type="float">
            <text:p>12890,2727961872</text:p>
          </table:table-cell>
          <table:table-cell table:number-columns-repeated="4"/>
          <table:table-cell office:value-type="float" office:value="27180.4786611587" calcext:value-type="float">
            <text:p>27180,4786611587</text:p>
          </table:table-cell>
          <table:table-cell table:number-columns-repeated="1018"/>
        </table:table-row>
        <table:table-row table:style-name="ro1">
          <table:table-cell office:value-type="float" office:value="11690.0186896489" calcext:value-type="float">
            <text:p>11690,0186896489</text:p>
          </table:table-cell>
          <table:table-cell table:number-columns-repeated="4"/>
          <table:table-cell office:value-type="float" office:value="29430.5801599478" calcext:value-type="float">
            <text:p>29430,5801599478</text:p>
          </table:table-cell>
          <table:table-cell table:number-columns-repeated="1018"/>
        </table:table-row>
        <table:table-row table:style-name="ro1">
          <table:table-cell office:value-type="float" office:value="14289.5017345405" calcext:value-type="float">
            <text:p>14289,5017345405</text:p>
          </table:table-cell>
          <table:table-cell table:number-columns-repeated="4"/>
          <table:table-cell office:value-type="float" office:value="27685.0264166939" calcext:value-type="float">
            <text:p>27685,0264166939</text:p>
          </table:table-cell>
          <table:table-cell table:number-columns-repeated="1018"/>
        </table:table-row>
        <table:table-row table:style-name="ro1">
          <table:table-cell office:value-type="float" office:value="11662.6136269268" calcext:value-type="float">
            <text:p>11662,6136269268</text:p>
          </table:table-cell>
          <table:table-cell table:number-columns-repeated="4"/>
          <table:table-cell office:value-type="float" office:value="25707.8455230906" calcext:value-type="float">
            <text:p>25707,8455230906</text:p>
          </table:table-cell>
          <table:table-cell table:number-columns-repeated="1018"/>
        </table:table-row>
        <table:table-row table:style-name="ro1">
          <table:table-cell office:value-type="float" office:value="12883.1574231921" calcext:value-type="float">
            <text:p>12883,1574231921</text:p>
          </table:table-cell>
          <table:table-cell table:number-columns-repeated="4"/>
          <table:table-cell office:value-type="float" office:value="28643.6074287737" calcext:value-type="float">
            <text:p>28643,6074287737</text:p>
          </table:table-cell>
          <table:table-cell table:number-columns-repeated="1018"/>
        </table:table-row>
        <table:table-row table:style-name="ro1">
          <table:table-cell office:value-type="float" office:value="13700.0494302289" calcext:value-type="float">
            <text:p>13700,0494302289</text:p>
          </table:table-cell>
          <table:table-cell table:number-columns-repeated="4"/>
          <table:table-cell office:value-type="float" office:value="30245.506418107" calcext:value-type="float">
            <text:p>30245,506418107</text:p>
          </table:table-cell>
          <table:table-cell table:number-columns-repeated="1018"/>
        </table:table-row>
        <table:table-row table:style-name="ro1">
          <table:table-cell office:value-type="float" office:value="13256.0252506539" calcext:value-type="float">
            <text:p>13256,0252506539</text:p>
          </table:table-cell>
          <table:table-cell table:number-columns-repeated="4"/>
          <table:table-cell office:value-type="float" office:value="26506.3806516439" calcext:value-type="float">
            <text:p>26506,3806516439</text:p>
          </table:table-cell>
          <table:table-cell table:number-columns-repeated="1018"/>
        </table:table-row>
        <table:table-row table:style-name="ro1">
          <table:table-cell office:value-type="float" office:value="13271.5060271905" calcext:value-type="float">
            <text:p>13271,5060271905</text:p>
          </table:table-cell>
          <table:table-cell table:number-columns-repeated="4"/>
          <table:table-cell office:value-type="float" office:value="25725.3431686761" calcext:value-type="float">
            <text:p>25725,3431686761</text:p>
          </table:table-cell>
          <table:table-cell table:number-columns-repeated="1018"/>
        </table:table-row>
        <table:table-row table:style-name="ro1">
          <table:table-cell office:value-type="float" office:value="13093.0275795655" calcext:value-type="float">
            <text:p>13093,0275795655</text:p>
          </table:table-cell>
          <table:table-cell table:number-columns-repeated="4"/>
          <table:table-cell office:value-type="float" office:value="26007.9325220056" calcext:value-type="float">
            <text:p>26007,9325220056</text:p>
          </table:table-cell>
          <table:table-cell table:number-columns-repeated="1018"/>
        </table:table-row>
        <table:table-row table:style-name="ro1">
          <table:table-cell office:value-type="float" office:value="12195.9088716847" calcext:value-type="float">
            <text:p>12195,9088716847</text:p>
          </table:table-cell>
          <table:table-cell table:number-columns-repeated="4"/>
          <table:table-cell office:value-type="float" office:value="26860.4999154701" calcext:value-type="float">
            <text:p>26860,4999154701</text:p>
          </table:table-cell>
          <table:table-cell table:number-columns-repeated="1018"/>
        </table:table-row>
        <table:table-row table:style-name="ro1">
          <table:table-cell office:value-type="float" office:value="12347.0351705059" calcext:value-type="float">
            <text:p>12347,0351705059</text:p>
          </table:table-cell>
          <table:table-cell table:number-columns-repeated="4"/>
          <table:table-cell office:value-type="float" office:value="27809.6118383395" calcext:value-type="float">
            <text:p>27809,6118383395</text:p>
          </table:table-cell>
          <table:table-cell table:number-columns-repeated="1018"/>
        </table:table-row>
        <table:table-row table:style-name="ro1">
          <table:table-cell office:value-type="float" office:value="11645.2824652435" calcext:value-type="float">
            <text:p>11645,2824652435</text:p>
          </table:table-cell>
          <table:table-cell table:number-columns-repeated="4"/>
          <table:table-cell office:value-type="float" office:value="27231.4883324946" calcext:value-type="float">
            <text:p>27231,4883324946</text:p>
          </table:table-cell>
          <table:table-cell table:number-columns-repeated="1018"/>
        </table:table-row>
        <table:table-row table:style-name="ro1">
          <table:table-cell office:value-type="float" office:value="12183.8109115711" calcext:value-type="float">
            <text:p>12183,8109115711</text:p>
          </table:table-cell>
          <table:table-cell table:number-columns-repeated="4"/>
          <table:table-cell office:value-type="float" office:value="30110.2166143802" calcext:value-type="float">
            <text:p>30110,2166143802</text:p>
          </table:table-cell>
          <table:table-cell table:number-columns-repeated="101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35:52.289044704</meta:creation-date>
    <dc:date>2017-03-23T19:42:29.613565695</dc:date>
    <meta:editing-duration>PT2H46M5S</meta:editing-duration>
    <meta:editing-cycles>2</meta:editing-cycles>
    <meta:generator>LibreOffice/5.2.2.2$Linux_X86_64 LibreOffice_project/20m0$Build-2</meta:generator>
    <meta:document-statistic meta:table-count="1" meta:cell-count="172" meta:object-count="0"/>
  </office:meta>
</office:document-meta>
</file>